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ffe1" draw:textarea-horizontal-align="justify" draw:textarea-vertical-align="middle" draw:auto-grow-height="false" fo:min-height="30.548cm" fo:min-width="38.552cm"/>
    </style:style>
    <style:style style:name="gr2" style:family="graphic" style:parent-style-name="standard">
      <style:graphic-properties draw:fill-color="#ffedf8" draw:textarea-horizontal-align="justify" draw:textarea-vertical-align="middle" draw:auto-grow-height="false" fo:min-height="30.548cm" fo:min-width="10.613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95cm" fo:min-width="49.66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3.245cm" fo:min-width="4.5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6.735cm" fo:min-width="5.5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3.31cm"/>
    </style:style>
    <style:style style:name="gr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67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199cm" fo:min-width="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6.26cm" fo:min-width="15.692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0.545cm" fo:min-width="14.10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</style:style>
    <style:style style:name="gr13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4" style:family="graphic" style:parent-style-name="objectwithoutfill">
      <style:graphic-properties svg:stroke-width="0.106cm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 fo:min-height="1.02cm" fo:min-width="3.627cm"/>
      <style:paragraph-properties style:writing-mode="lr-tb"/>
    </style:style>
    <style:style style:name="gr17" style:family="graphic" style:parent-style-name="standard">
      <style:graphic-properties draw:fill-color="#ffcc00" draw:textarea-horizontal-align="justify" draw:textarea-vertical-align="middle" draw:auto-grow-height="false" fo:min-height="1.02cm" fo:min-width="5.215cm"/>
      <style:paragraph-properties style:writing-mode="lr-tb"/>
    </style:style>
    <style:style style:name="gr18" style:family="graphic" style:parent-style-name="standard">
      <style:graphic-properties draw:fill-color="#33ff99" draw:textarea-horizontal-align="justify" draw:textarea-vertical-align="middle" draw:auto-grow-height="false" fo:min-height="1.02cm" fo:min-width="2.04cm"/>
      <style:paragraph-properties style:writing-mode="lr-tb"/>
    </style:style>
    <style:style style:name="gr19" style:family="graphic" style:parent-style-name="objectwithoutfill">
      <style:graphic-properties draw:stroke="dash" draw:stroke-dash="Fine_20_Dotted"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fill-color="#c8c8fd" draw:textarea-horizontal-align="justify" draw:textarea-vertical-align="middle" draw:auto-grow-height="false" fo:min-height="0.874cm" fo:min-width="3.317cm"/>
      <style:paragraph-properties style:writing-mode="lr-tb"/>
    </style:style>
    <style:style style:name="gr21" style:family="graphic" style:parent-style-name="objectwithoutfill">
      <style:graphic-properties draw:stroke="dash" draw:stroke-dash="Fine_20_Dotte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29cm" fo:min-width="10.93cm"/>
    </style:style>
    <style:style style:name="gr24" style:family="graphic" style:parent-style-name="standard">
      <style:graphic-properties draw:fill-color="#ffadcd" draw:textarea-horizontal-align="justify" draw:textarea-vertical-align="middle" draw:auto-grow-height="false" fo:min-height="0.874cm" fo:min-width="1.29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dffe1"/>
      <style:paragraph-properties fo:text-align="center"/>
    </style:style>
    <style:style style:name="P2" style:family="paragraph">
      <loext:graphic-properties draw:fill-color="#ffedf8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cc00"/>
      <style:paragraph-properties fo:text-align="center" style:writing-mode="lr-tb"/>
    </style:style>
    <style:style style:name="P11" style:family="paragraph">
      <loext:graphic-properties draw:fill-color="#33ff99"/>
      <style:paragraph-properties fo:text-align="center" style:writing-mode="lr-tb"/>
    </style:style>
    <style:style style:name="P12" style:family="paragraph">
      <loext:graphic-properties draw:fill-color="#c8c8fd"/>
      <style:paragraph-properties fo:text-align="center" style:writing-mode="lr-tb"/>
    </style:style>
    <style:style style:name="P13" style:family="paragraph">
      <loext:graphic-properties draw:fill-color="#ffadcd"/>
      <style:paragraph-properties fo:text-align="center" style:writing-mode="lr-tb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052cm" svg:height="30.798cm" svg:x="46.72cm" svg:y="7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113cm" svg:height="30.798cm" svg:x="35.607cm" svg:y="7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0.165cm" svg:height="4.445cm" svg:x="35.607cm" svg:y="2.5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3.495cm" svg:x="37.195cm" svg:y="11.4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032cm" svg:height="6.985cm" svg:x="47.672cm" svg:y="27.987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3" draw:layer="layout" svg:width="3.81cm" svg:height="3.493cm" svg:x="61.96cm" svg:y="8.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35cm" svg:height="0.635cm" svg:x="62.27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3.175cm" svg:height="1.905cm" svg:x="62.277cm" svg:y="8.93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635cm" svg:height="0.635cm" svg:x="62.27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635cm" svg:height="0.635cm" svg:x="63.54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635cm" svg:height="0.635cm" svg:x="64.817cm" svg:y="11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3" draw:layer="layout" svg:width="16.192cm" svg:height="16.51cm" svg:x="55.927cm" svg:y="18.78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4.605cm" svg:height="10.795cm" svg:x="56.879cm" svg:y="19.415cm">
            <text:p text:style-name="P5"><text:span text:style-name="T1">fn-ns</text:span></text:p>
            <text:p text:style-name="P5"><text:span text:style-name="T1"/></text:p>
            <text:p text:style-name="P5"><text:span text:style-name="T1">fn-name</text:span></text:p>
            <text:p text:style-name="P5"><text:span text:style-name="T1"/></text:p>
            <text:p text:style-name="P5"><text:span text:style-name="T1">args-vec</text:span></text:p>
            <text:p text:style-name="P5"><text:span text:style-name="T1"/></text:p>
            <text:p text:style-name="P5"><text:span text:style-name="T1">frame-idx</text:span></text:p>
            <text:p text:style-name="P5"><text:span text:style-name="T1"/></text:p>
            <text:p text:style-name="P5"><text:span text:style-name="T1">form-id</text:span></text:p>
            <text:p text:style-name="P5"><text:span text:style-name="T1"/></text:p>
            <text:p text:style-name="P5"><text:span text:style-name="T1">bindings</text:span></text:p>
            <text:p text:style-name="P5"><text:span text:style-name="T1"/></text:p>
            <text:p text:style-name="P5"><text:span text:style-name="T1">expr-execution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1.905cm" svg:height="1.905cm" svg:x="57.197cm" svg:y="32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905cm" svg:height="1.905cm" svg:x="59.737cm" svg:y="32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1.905cm" svg:height="1.905cm" svg:x="69.579cm" svg:y="32.1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7" draw:layer="layout" svg:width="3.493cm" svg:height="2.223cm" svg:x="64.182cm" svg:y="31.798cm">
            <draw:text-box>
              <text:p><text:span text:style-name="T2">. . .</text:span></text:p>
            </draw:text-box>
          </draw:frame>
        </draw:g>
        <draw:g>
          <draw:custom-shape draw:style-name="gr6" draw:text-style-name="P3" draw:layer="layout" svg:width="3.81cm" svg:height="3.493cm" svg:x="50.53cm" svg:y="18.7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35cm" svg:height="0.635cm" svg:x="50.847cm" svg:y="21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3.175cm" svg:height="1.905cm" svg:x="50.847cm" svg:y="19.09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635cm" svg:height="0.635cm" svg:x="50.847cm" svg:y="21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635cm" svg:height="0.635cm" svg:x="52.117cm" svg:y="21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635cm" svg:height="0.635cm" svg:x="53.387cm" svg:y="21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3" draw:layer="layout" svg:width="3.81cm" svg:height="3.493cm" svg:x="74.66cm" svg:y="18.4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635cm" svg:height="0.635cm" svg:x="74.977cm" svg:y="21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3.175cm" svg:height="1.905cm" svg:x="74.977cm" svg:y="18.7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0.635cm" svg:height="0.635cm" svg:x="74.977cm" svg:y="21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635cm" svg:height="0.635cm" svg:x="76.247cm" svg:y="21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0.635cm" svg:height="0.635cm" svg:x="77.517cm" svg:y="21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4" draw:text-style-name="P8" draw:layer="layout" svg:x1="62.595cm" svg:y1="11.477cm" svg:x2="52.752cm" svg:y2="18.462cm">
          <text:p/>
        </draw:line>
        <draw:line draw:style-name="gr15" draw:text-style-name="P8" draw:layer="layout" svg:x1="63.865cm" svg:y1="11.477cm" svg:x2="63.865cm" svg:y2="18.78cm">
          <text:p/>
        </draw:line>
        <draw:line draw:style-name="gr15" draw:text-style-name="P8" draw:layer="layout" svg:x1="65.135cm" svg:y1="11.477cm" svg:x2="76.247cm" svg:y2="18.145cm">
          <text:p/>
        </draw:line>
        <draw:custom-shape draw:style-name="gr16" draw:text-style-name="P10" draw:layer="layout" svg:width="4.127cm" svg:height="1.27cm" svg:x="61.96cm" svg:y="4.81cm">
          <text:p text:style-name="P9">root-node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5.715cm" svg:height="1.27cm" svg:x="38.147cm" svg:y="4.81cm">
          <text:p text:style-name="P9">timeline-index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12.747cm">
          <text:p text:style-name="P9">1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14.969cm">
          <text:p text:style-name="P9">2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19.097cm">
          <text:p text:style-name="P9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17.192cm">
          <text:p text:style-name="P9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26.082cm">
          <text:p text:style-name="P9">n-3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28.304cm">
          <text:p text:style-name="P9">n-2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32.432cm">
          <text:p text:style-name="P9">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2.54cm" svg:height="1.27cm" svg:x="38.465cm" svg:y="30.527cm">
          <text:p text:style-name="P9">n-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8" draw:layer="layout" svg:x1="39.735cm" svg:y1="21.637cm" svg:x2="39.735cm" svg:y2="25.764cm">
          <text:p/>
        </draw:line>
        <draw:custom-shape draw:style-name="gr20" draw:text-style-name="P12" draw:layer="layout" svg:width="5.397cm" svg:height="1.588cm" svg:x="47.989cm" svg:y="28.94cm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coor, result, ts</text:p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50.529cm" svg:y1="30.845cm" svg:x2="50.529cm" svg:y2="32.433cm">
          <text:p/>
        </draw:line>
        <draw:line draw:style-name="gr15" draw:text-style-name="P8" draw:layer="layout" svg:x1="61.642cm" svg:y1="28.94cm" svg:x2="53.705cm" svg:y2="28.94cm">
          <text:p/>
        </draw:line>
        <draw:line draw:style-name="gr22" draw:text-style-name="P8" draw:layer="layout" svg:x1="41.005cm" svg:y1="26.717cm" svg:x2="55.927cm" svg:y2="26.717cm">
          <text:p/>
        </draw:line>
        <draw:line draw:style-name="gr22" draw:text-style-name="P8" draw:layer="layout" svg:x1="41.005cm" svg:y1="28.94cm" svg:x2="47.99cm" svg:y2="29.575cm">
          <text:p/>
        </draw:line>
        <draw:line draw:style-name="gr22" draw:text-style-name="P8" draw:layer="layout" svg:x1="41.005cm" svg:y1="31.162cm" svg:x2="47.99cm" svg:y2="33.702cm">
          <text:p/>
        </draw:line>
        <draw:line draw:style-name="gr15" draw:text-style-name="P8" draw:layer="layout" svg:x1="65.77cm" svg:y1="27.67cm" svg:x2="73.072cm" svg:y2="27.67cm">
          <text:p/>
        </draw:line>
        <draw:g>
          <draw:custom-shape draw:style-name="gr23" draw:text-style-name="P3" draw:layer="layout" svg:width="11.43cm" svg:height="2.54cm" svg:x="73.39cm" svg:y="26.7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3" draw:layer="layout" svg:width="2.54cm" svg:height="1.588cm" svg:x="73.707cm" svg:y="27.352cm">
            <text:p text:style-name="P9">S → v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" draw:text-style-name="P13" draw:layer="layout" svg:width="2.54cm" svg:height="1.588cm" svg:x="76.564cm" svg:y="27.352cm">
            <text:p text:style-name="P9">S → v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4" draw:text-style-name="P13" draw:layer="layout" svg:width="2.54cm" svg:height="1.588cm" svg:x="81.645cm" svg:y="27.352cm">
            <text:p text:style-name="P9">S → v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9" draw:text-style-name="P8" draw:layer="layout" svg:x1="79.74cm" svg:y1="28.305cm" svg:x2="81.327cm" svg:y2="28.305cm">
            <text:p/>
          </draw:line>
        </draw:g>
        <draw:line draw:style-name="gr15" draw:text-style-name="P8" draw:layer="layout" svg:x1="41.005cm" svg:y1="6.08cm" svg:x2="40.052cm" svg:y2="11.477cm">
          <text:p/>
        </draw:line>
        <draw:line draw:style-name="gr15" draw:text-style-name="P8" draw:layer="layout" svg:x1="63.865cm" svg:y1="6.08cm" svg:x2="63.865cm" svg:y2="8.62cm">
          <text:p/>
        </draw:line>
        <draw:frame draw:style-name="gr25" draw:text-style-name="P15" draw:layer="layout" svg:width="10.478cm" svg:height="1.987cm" svg:x="55.292cm" svg:y="2.588cm">
          <draw:text-box>
            <text:p text:style-name="P14"><text:span text:style-name="T3">MutableFrameTreeIndexer</text:span></text:p>
          </draw:text-box>
        </draw:frame>
        <draw:frame draw:style-name="gr26" draw:text-style-name="P16" draw:layer="layout" svg:width="6.033cm" svg:height="1.27cm" svg:x="56.562cm" svg:y="19.415cm">
          <draw:text-box>
            <text:p><text:span text:style-name="T4">CallStackFrame</text:span></text:p>
          </draw:text-box>
        </draw:frame>
        <draw:frame draw:style-name="gr26" draw:text-style-name="P16" draw:layer="layout" svg:width="6.033cm" svg:height="1.27cm" svg:x="55.967cm" svg:y="17.835cm">
          <draw:text-box>
            <text:p><text:span text:style-name="T4">TreeNode</text:span></text:p>
          </draw:text-box>
        </draw:frame>
        <draw:custom-shape draw:style-name="gr20" draw:text-style-name="P12" draw:layer="layout" svg:width="5.397cm" svg:height="1.588cm" svg:x="47.989cm" svg:y="32.749cm"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4:15.489299717</meta:creation-date>
    <dc:date>2022-07-08T15:01:35.346290370</dc:date>
    <meta:editing-duration>PT39M13S</meta:editing-duration>
    <meta:editing-cycles>8</meta:editing-cycles>
    <meta:generator>LibreOffice/7.0.2.2$Linux_X86_64 LibreOffice_project/00$Build-2</meta:generator>
    <meta:document-statistic meta:object-count="66"/>
  </office:meta>
</office:document-meta>
</file>